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ff3333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27pt" style:font-size-asian="27pt" style:font-size-complex="27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Réunion de Lancemen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Gestion des escales de bateaux croisiè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éroulement de la réun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 des parties</text:p>
              </text:list-item>
              <text:list-item>
                <text:p>Contexte du projet</text:p>
              </text:list-item>
              <text:list-item>
                <text:p>Description fonctionnelle du projet</text:p>
              </text:list-item>
              <text:list-item>
                <text:p>Architecture technique</text:p>
              </text:list-item>
              <text:list-item>
                <text:p>Planning</text:p>
              </text:list-item>
              <text:list-item>
                <text:p>Organisation du projet</text:p>
              </text:list-item>
              <text:list-item>
                <text:p>Premières 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PP</text:p>
                <text:p>Bateaux Privés Paris gère et développe le réseau européen de voies navigables à partir de la Sein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A : BPP</text:p>
                <text:list>
                  <text:list-item>
                    <text:p><text:s/>Mr Stalin Gaetan <text:span text:style-name="T2">– Représentant BPP</text:span></text:p>
                    <text:list>
                      <text:list-item>
                        <text:p><text:span text:style-name="T2">Gaetan.stalin@bpp.fr</text:span></text:p>
                      </text:list-item>
                      <text:list-item>
                        <text:p><text:span text:style-name="T2">03.60.XX.XX.XX</text:span></text:p>
                      </text:list-item>
                    </text:list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aside</text:p>
                <text:p><text:span text:style-name="T4">Seaside est une ESN implantée dans le campus de Lille 1, spécialisée dans les nouvelles technologies du web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MOE : Seaside</text:span></text:p>
                <text:list>
                  <text:list-item>
                    <text:p><text:span text:style-name="T6">Mr Rousseau Aurélien </text:span><text:span text:style-name="T2">– Représentant Seaside</text:span></text:p>
                    <text:list>
                      <text:list-item>
                        <text:p><text:span text:style-name="T2">Aurelien.rousseau@seaside.fr</text:span></text:p>
                      </text:list-item>
                      <text:list-item>
                        <text:p><text:span text:style-name="T2">03.60.XX.XX.XX <text:s/></text:span></text:p>
                      </text:list-item>
                    </text:list>
                  </text:list-item>
                  <text:list-item>
                    <text:p><text:span text:style-name="T6">Mr Ferlicot Cyril </text:span><text:span text:style-name="T2">– Chef de projet</text:span></text:p>
                    <text:list>
                      <text:list-item>
                        <text:p><text:span text:style-name="T2"><text:a xlink:href="mailto:Cyril.ferlicot@seaside.fr" xlink:type="simple">Cyril.ferlicot@seaside.fr</text:a></text:span></text:p>
                      </text:list-item>
                      <text:list-item>
                        <text:p><text:span text:style-name="T2">03.60.XX.XX.XX</text:span></text:p>
                      </text:list-item>
                    </text:list>
                    <text:p><text:span text:style-name="T2"/></text:p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ésentation des par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eurs :</text:p>
                <text:list>
                  <text:list-item>
                    <text:p><text:span text:style-name="T7">Administrateur de l'application (agent BPP)</text:span></text:p>
                  </text:list-item>
                  <text:list-item>
                    <text:p><text:span text:style-name="T7">Gestionnaire de bateaux</text:span></text:p>
                  </text:list-item>
                  <text:list-item>
                    <text:p><text:span text:style-name="T7">Gestionnaire de sites d'esca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cription</text:p>
                <text:p>Ce projet constitue un renouvellement d'une application de gestion d'escales de bateaux croisières. </text:p>
                <text:p>Cette nouvelle <text:span text:style-name="T8">application web</text:span> devra être <text:span text:style-name="T8">légère</text:span><text:span text:style-name="T9">, </text:span><text:span text:style-name="T8">ergonomique</text:span><text:span text:style-name="T9">, </text:span><text:span text:style-name="T8">administrable</text:span> et devra disposer d'un référentiel commun avec les outils de gestion centralisée de BP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ontext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bjectifs et enje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Description fonctionnelle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'appli doit faire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rchitecture techniqu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otstrap, Java EE avec Hibernate et Spring (spring security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lanning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Organisation du projet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Premières ac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usseau Aurelien</meta:initial-creator>
    <meta:creation-date>2015-11-13T17:41:26.320825555</meta:creation-date>
    <dc:date>2015-12-10T22:59:10.829000000</dc:date>
    <meta:editing-duration>PT2H47M56S</meta:editing-duration>
    <meta:editing-cycles>32</meta:editing-cycles>
    <meta:generator>LibreOffice/4.3.4.1$Windows_x86 LibreOffice_project/bc356b2f991740509f321d70e4512a6a54c5f243</meta:generator>
    <meta:document-statistic meta:object-count="77"/>
  </office:meta>
</office:document-meta>
</file>